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0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301.04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FTAR ENDPOI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Deskripsi</text:p>
          </table:table-cell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Public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Tes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login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Login untuk mendapatkan token</text:p>
          </table:table-cell>
          <table:table-cell table:number-columns-repeated="2"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register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Daftar untuk memasukkan bidoata ke databas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buku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dapatkan data semua buku (ada filter)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buku/&lt;id_buku&gt;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detail buku beserta detail user penjualny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buku/&lt;id_buku&gt;</text:p>
          </table:table-cell>
          <table:table-cell table:style-name="ce4" office:value-type="string" calcext:value-type="string">
            <text:p>PATCH</text:p>
          </table:table-cell>
          <table:table-cell table:style-name="ce4" office:value-type="string" calcext:value-type="string">
            <text:p>Menambahkan / update transaksi dan detail transaksi user terkai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keranjang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transaksi user terkait dengan ID transaksi terbaru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keranjang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Update tanggal pembelian pada transaksi terkait dan sto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profil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biodata user dan semua buku yang dijualnya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profile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Menerima / menolak orde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profile/tamba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Menambahkan buku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profile/edit-buku/&lt;id_buku&gt;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data buku yang akan diubah pada placeholder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users/profile/edit-buku/&lt;id_buku&gt;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Update buku terkai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admin/transaksi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semua transaksi beserta detilnya</text:p>
          </table:table-cell>
          <table:table-cell table:style-name="ce4" office:value-type="string" calcext:value-type="string">
            <text:p>V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admin/users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data semua user</text:p>
          </table:table-cell>
          <table:table-cell table:style-name="ce4" office:value-type="string" calcext:value-type="string">
            <text:p>V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admin/users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Menghapus user berdasarkan id</text:p>
          </table:table-cell>
          <table:table-cell table:style-name="ce4" office:value-type="string" calcext:value-type="string">
            <text:p>V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public/buku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dapatkan data semua buku (ada filter)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ost/public/buku/&lt;id_buku&gt;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Menampilkan detail buku beserta detail user penjualny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V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09:31:40.39944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1:26:10.316571464</meta:creation-date>
    <meta:generator>LibreOffice/6.0.7.3$Linux_X86_64 LibreOffice_project/00m0$Build-3</meta:generator>
    <dc:date>2020-01-02T16:48:37.324479188</dc:date>
    <meta:editing-duration>P2DT10H15M48S</meta:editing-duration>
    <meta:editing-cycles>39</meta:editing-cycles>
    <meta:document-statistic meta:table-count="1" meta:cell-count="145" meta:object-count="0"/>
  </office:meta>
</office:document-meta>
</file>